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129.6pt" style:use-optimal-row-height="true" fo:break-before="auto"/>
    </style:style>
    <style:style style:name="ro6" style:family="table-row">
      <style:table-row-properties style:row-height="72pt" style:use-optimal-row-height="true" fo:break-before="auto"/>
    </style:style>
    <style:style style:name="ro7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58758" table:style-name="ce3">
            <text:p>65875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VP Careers Fair</text:p>
          </table:table-cell>
          <table:table-cell office:value-type="date" office:date-value="2024-05-11T00:00:00" table:style-name="ce5">
            <text:p>11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6" table:style-name="ce7">
            <text:p>3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6.2" table:style-name="ce8">
            <text:p>16.2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762" table:style-name="ce3">
            <text:p>65876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tail Crime Prevention Roadshow</text:p>
          </table:table-cell>
          <table:table-cell office:value-type="date" office:date-value="2024-05-14T00:00:00" table:style-name="ce5">
            <text:p>14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3" table:style-name="ce7">
            <text:p>7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2.85" table:style-name="ce8">
            <text:p>32.8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763" table:style-name="ce3">
            <text:p>65876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CDA Students</text:p>
            <text:p>OPCC Media</text:p>
          </table:table-cell>
          <table:table-cell office:value-type="date" office:date-value="2024-05-15T00:00:00" table:style-name="ce5">
            <text:p>15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eadquarters</text:p>
          </table:table-cell>
          <table:table-cell office:value-type="float" office:value="60" table:style-name="ce7">
            <text:p>60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7" table:style-name="ce8">
            <text:p>27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64" table:style-name="ce3">
            <text:p>65876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F</text:p>
            <text:p>S&amp;V Barn Event</text:p>
          </table:table-cell>
          <table:table-cell office:value-type="date" office:date-value="2024-05-16T00:00:00" table:style-name="ce5">
            <text:p>16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Kassam Stadium</text:p>
          </table:table-cell>
          <table:table-cell office:value-type="string" table:style-name="ce6">
            <text:p>Home</text:p>
          </table:table-cell>
          <table:table-cell office:value-type="float" office:value="67" table:style-name="ce7">
            <text:p>6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0.15" table:style-name="ce8">
            <text:p>30.1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58765" table:style-name="ce3">
            <text:p>65876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BC Oxford Phone In</text:p>
            <text:p>BBC Politics East</text:p>
          </table:table-cell>
          <table:table-cell office:value-type="date" office:date-value="2024-05-17T00:00:00" table:style-name="ce5">
            <text:p>17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19" table:style-name="ce7">
            <text:p>1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8.5500000000000007" table:style-name="ce8">
            <text:p>8.5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66" table:style-name="ce3">
            <text:p>65876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allingford Mayor's Sunday</text:p>
          </table:table-cell>
          <table:table-cell office:value-type="date" office:date-value="2024-05-19T00:00:00" table:style-name="ce5">
            <text:p>19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9" table:style-name="ce7">
            <text:p>2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3.05" table:style-name="ce8">
            <text:p>13.0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67" table:style-name="ce3">
            <text:p>65876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T</text:p>
          </table:table-cell>
          <table:table-cell office:value-type="date" office:date-value="2024-05-21T00:00:00" table:style-name="ce5">
            <text:p>21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61" table:style-name="ce7">
            <text:p>6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7.45" table:style-name="ce8">
            <text:p>27.4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58769" table:style-name="ce3">
            <text:p>6587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n Kinsella Trust</text:p>
            <text:p>APCC Intro meeting</text:p>
          </table:table-cell>
          <table:table-cell office:value-type="date" office:date-value="2024-05-22T00:00:00" table:style-name="ce5">
            <text:p>22-May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7" table:style-name="ce7">
            <text:p>1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.65" table:style-name="ce8">
            <text:p>7.6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773" table:style-name="ce3">
            <text:p>65877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AWG Conference</text:p>
            <text:p>Maidenhead</text:p>
          </table:table-cell>
          <table:table-cell office:value-type="date" office:date-value="2024-06-03T00:00:00" table:style-name="ce5">
            <text:p>03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4" table:style-name="ce7">
            <text:p>9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2.3" table:style-name="ce8">
            <text:p>42.3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75" table:style-name="ce3">
            <text:p>65877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aff workshop</text:p>
          </table:table-cell>
          <table:table-cell office:value-type="date" office:date-value="2024-06-05T00:00:00" table:style-name="ce5">
            <text:p>05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2" table:style-name="ce7">
            <text:p>1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.4" table:style-name="ce8">
            <text:p>5.4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5">
          <table:table-cell office:value-type="float" office:value="658776" table:style-name="ce3">
            <text:p>65877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  <text:p>Ardington Business Club</text:p>
            <text:p>Liaison</text:p>
            <text:p>Safety Centre Garden Party</text:p>
            <text:p>D-Day Reception</text:p>
          </table:table-cell>
          <table:table-cell office:value-type="date" office:date-value="2024-06-06T00:00:00" table:style-name="ce5">
            <text:p>06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ome</text:p>
          </table:table-cell>
          <table:table-cell office:value-type="float" office:value="148" table:style-name="ce7">
            <text:p>14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6.599999999999994" table:style-name="ce8">
            <text:p>66.6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6">
          <table:table-cell office:value-type="float" office:value="658777" table:style-name="ce3">
            <text:p>65877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iltshire Rural Crime Forum</text:p>
            <text:p>Berkshire Lord Lieutenant Reception</text:p>
          </table:table-cell>
          <table:table-cell office:value-type="date" office:date-value="2024-06-07T00:00:00" table:style-name="ce5">
            <text:p>07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72" table:style-name="ce7">
            <text:p>17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7.400000000000006" table:style-name="ce8">
            <text:p>77.4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78" table:style-name="ce3">
            <text:p>65877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gate Retail Crime</text:p>
          </table:table-cell>
          <table:table-cell office:value-type="date" office:date-value="2024-06-10T00:00:00" table:style-name="ce5">
            <text:p>10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8" table:style-name="ce7">
            <text:p>2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.6" table:style-name="ce8">
            <text:p>12.6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58779" table:style-name="ce3">
            <text:p>65877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&amp;CP Filming</text:p>
            <text:p>Wantage Chamber of Commerce</text:p>
          </table:table-cell>
          <table:table-cell office:value-type="date" office:date-value="2024-06-11T00:00:00" table:style-name="ce5">
            <text:p>11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bingdon Police Station</text:p>
          </table:table-cell>
          <table:table-cell office:value-type="string" table:style-name="ce6">
            <text:p>Home</text:p>
          </table:table-cell>
          <table:table-cell office:value-type="float" office:value="33" table:style-name="ce7">
            <text:p>3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4.85" table:style-name="ce8">
            <text:p>14.8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80" table:style-name="ce3">
            <text:p>65878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T</text:p>
          </table:table-cell>
          <table:table-cell office:value-type="date" office:date-value="2024-06-12T00:00:00" table:style-name="ce5">
            <text:p>12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Loddon Valley Police Station</text:p>
          </table:table-cell>
          <table:table-cell office:value-type="string" table:style-name="ce6">
            <text:p>Home</text:p>
          </table:table-cell>
          <table:table-cell office:value-type="float" office:value="74" table:style-name="ce7">
            <text:p>7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3.299999999999997" table:style-name="ce8">
            <text:p>33.3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7">
          <table:table-cell office:value-type="float" office:value="658781" table:style-name="ce3">
            <text:p>65878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Moto Services - motorway crime</text:p>
            <text:p>S&amp;V Commendation Ceremony</text:p>
          </table:table-cell>
          <table:table-cell office:value-type="date" office:date-value="2024-06-14T00:00:00" table:style-name="ce5">
            <text:p>14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5" table:style-name="ce7">
            <text:p>7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3.75" table:style-name="ce8">
            <text:p>33.7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82" table:style-name="ce3">
            <text:p>65878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urrey PCC</text:p>
            <text:p>BPARA</text:p>
          </table:table-cell>
          <table:table-cell office:value-type="date" office:date-value="2024-06-21T00:00:00" table:style-name="ce5">
            <text:p>21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66" table:style-name="ce7">
            <text:p>16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4.7" table:style-name="ce8">
            <text:p>74.7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783" table:style-name="ce3">
            <text:p>65878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tail Crime Forum</text:p>
            <text:p>Wantage TC</text:p>
          </table:table-cell>
          <table:table-cell office:value-type="date" office:date-value="2024-06-24T00:00:00" table:style-name="ce5">
            <text:p>24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8" table:style-name="ce7">
            <text:p>8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9.6" table:style-name="ce8">
            <text:p>39.6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784" table:style-name="ce3">
            <text:p>65878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Portfolios</text:p>
            <text:p>Matalan High Wycombe</text:p>
          </table:table-cell>
          <table:table-cell office:value-type="date" office:date-value="2024-06-25T00:00:00" table:style-name="ce5">
            <text:p>25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3" table:style-name="ce7">
            <text:p>8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7.35" table:style-name="ce8">
            <text:p>37.3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785" table:style-name="ce3">
            <text:p>65878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SEL Fighting Retail Crime Discussion</text:p>
          </table:table-cell>
          <table:table-cell office:value-type="date" office:date-value="2024-06-26T00:00:00" table:style-name="ce5">
            <text:p>26-Jun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7" table:style-name="ce7">
            <text:p>1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.65" table:style-name="ce8">
            <text:p>7.6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771" table:style-name="ce3">
            <text:p>65877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ardington Village Fete</text:p>
          </table:table-cell>
          <table:table-cell office:value-type="date" office:date-value="2024-07-01T00:00:00" table:style-name="ce5">
            <text:p>01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1" table:style-name="ce7">
            <text:p>81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ut of Force Meeting</text:p>
          </table:table-cell>
          <table:table-cell office:value-type="string" table:style-name="ce6">
            <text:p>Paid</text:p>
          </table:table-cell>
          <table:table-cell office:value-type="float" office:value="36.450000000000003" table:style-name="ce8">
            <text:p>36.4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893" table:style-name="ce3">
            <text:p>65889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SNI Retail Crime</text:p>
          </table:table-cell>
          <table:table-cell office:value-type="date" office:date-value="2024-07-01T00:00:00" table:style-name="ce5">
            <text:p>01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52" table:style-name="ce7">
            <text:p>15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8.400000000000006" table:style-name="ce8">
            <text:p>68.4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894" table:style-name="ce3">
            <text:p>65889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llr Hingley</text:p>
          </table:table-cell>
          <table:table-cell office:value-type="date" office:date-value="2024-07-02T00:00:00" table:style-name="ce5">
            <text:p>02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73" table:style-name="ce7">
            <text:p>73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2.85" table:style-name="ce8">
            <text:p>32.8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8895" table:style-name="ce3">
            <text:p>65889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olice Federation</text:p>
          </table:table-cell>
          <table:table-cell office:value-type="date" office:date-value="2024-07-02T00:00:00" table:style-name="ce5">
            <text:p>02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56" table:style-name="ce7">
            <text:p>5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5.2" table:style-name="ce8">
            <text:p>25.2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58896" table:style-name="ce3">
            <text:p>65889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afer Streets 5 - Rural Crime Prevention</text:p>
          </table:table-cell>
          <table:table-cell office:value-type="date" office:date-value="2024-07-04T00:00:00" table:style-name="ce5">
            <text:p>04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32" table:style-name="ce7">
            <text:p>3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4.4" table:style-name="ce8">
            <text:p>14.4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58897" table:style-name="ce3">
            <text:p>65889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FBU</text:p>
            <text:p>TV Collaboration Steering Group</text:p>
          </table:table-cell>
          <table:table-cell office:value-type="date" office:date-value="2024-07-08T00:00:00" table:style-name="ce5">
            <text:p>08-Jul-24</text:p>
          </table:table-cell>
          <table:table-cell office:value-type="string" table:style-name="ce6">
            <text:p>Headquarters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67" table:style-name="ce7">
            <text:p>6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0.15" table:style-name="ce8">
            <text:p>30.1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59513" table:style-name="ce3">
            <text:p>65951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mersham PS</text:p>
          </table:table-cell>
          <table:table-cell office:value-type="date" office:date-value="2024-07-09T00:00:00" table:style-name="ce5">
            <text:p>09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mersham Police Station</text:p>
          </table:table-cell>
          <table:table-cell office:value-type="string" table:style-name="ce6">
            <text:p>Home</text:p>
          </table:table-cell>
          <table:table-cell office:value-type="float" office:value="105" table:style-name="ce7">
            <text:p>10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7.25" table:style-name="ce8">
            <text:p>47.25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59531" table:style-name="ce3">
            <text:p>65953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ational Retail Crime Conference</text:p>
            <text:p>APCC</text:p>
          </table:table-cell>
          <table:table-cell office:value-type="date" office:date-value="2024-07-10T00:00:00" table:style-name="ce5">
            <text:p>10-Jul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58" table:style-name="ce7">
            <text:p>25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6.1" table:style-name="ce8">
            <text:p>116.1</text:p>
          </table:table-cell>
          <table:table-cell office:value-type="float" office:value="7" table:style-name="ce9">
            <text:p>7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07-15T11:32:57Z</meta:creation-date>
    <dc:date>2024-07-24T13:03:49Z</dc:date>
    <meta:print-date>2024-07-24T13:02:57Z</meta:print-date>
    <meta:user-defined meta:name="ContentTypeId">0x010100DDEEACFD805CE840B8B73A86A38D930F</meta:user-defined>
  </office:meta>
</office:document-meta>
</file>